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2.637cm" style:rel-column-width="10802*"/>
    </style:style>
    <style:style style:name="Tabella1.B" style:family="table-column">
      <style:table-column-properties style:column-width="2.672cm" style:rel-column-width="10946*"/>
    </style:style>
    <style:style style:name="Tabella1.F" style:family="table-column">
      <style:table-column-properties style:column-width="2.674cm" style:rel-column-width="10949*"/>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none" fo:border-top="none" fo:border-bottom="0.25pt solid #000000"/>
    </style:style>
    <style:style style:name="Tabella1.F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F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8cm" style:rel-column-width="10272*"/>
    </style:style>
    <style:style style:name="Tabella5.B" style:family="table-column">
      <style:table-column-properties style:column-width="2.699cm" style:rel-column-width="11052*"/>
    </style:style>
    <style:style style:name="Tabella5.F" style:family="table-column">
      <style:table-column-properties style:column-width="2.699cm" style:rel-column-width="11055*"/>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none" fo:border-top="none" fo:border-bottom="0.25pt solid #000000"/>
    </style:style>
    <style:style style:name="Tabella5.D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623cm" style:rel-column-width="10745*"/>
    </style:style>
    <style:style style:name="Tabella6.B" style:family="table-column">
      <style:table-column-properties style:column-width="2.674cm" style:rel-column-width="10955*"/>
    </style:style>
    <style:style style:name="Tabella6.F" style:family="table-column">
      <style:table-column-properties style:column-width="2.679cm" style:rel-column-width="10970*"/>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none" fo:border-top="none" fo:border-bottom="0.25pt solid #000000"/>
    </style:style>
    <style:style style:name="Tabella6.D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6.A6" style:family="table-cell">
      <style:table-cell-properties fo:padding="0.097cm" fo:border-left="0.25pt solid #000000" fo:border-right="0.25pt solid #000000" fo:border-top="none" fo:border-bottom="0.25pt solid #000000"/>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4.001cm" style:rel-column-width="16383*"/>
    </style:style>
    <style:style style:name="Tabella2.D" style:family="table-column">
      <style:table-column-properties style:column-width="4.001cm" style:rel-column-width="16386*"/>
    </style:style>
    <style:style style:name="Tabella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2.D1" style:family="table-cell">
      <style:table-cell-properties style:vertical-align="middle" fo:background-color="#dddddd" fo:padding="0.097cm" fo:border="0.25pt solid #000000">
        <style:background-image/>
      </style:table-cell-properties>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none" fo:border-top="none" fo:border-bottom="0.25pt solid #000000"/>
    </style:style>
    <style:style style:name="Tabella2.C2" style:family="table-cell">
      <style:table-cell-properties fo:padding="0.097cm" fo:border-left="0.25pt solid #000000" fo:border-right="none" fo:border-top="none" fo:border-bottom="0.25pt solid #000000"/>
    </style:style>
    <style:style style:name="Tabella2.D2" style:family="table-cell">
      <style:table-cell-properties fo:padding="0.097cm" fo:border-left="0.25pt solid #000000" fo:border-right="0.25pt solid #000000" fo:border-top="none" fo:border-bottom="0.25pt solid #000000"/>
    </style:style>
    <style:style style:name="Tabella2.A3" style:family="table-cell">
      <style:table-cell-properties fo:padding="0.097cm" fo:border-left="0.25pt solid #000000" fo:border-right="none" fo:border-top="none" fo:border-bottom="0.25pt solid #000000"/>
    </style:style>
    <style:style style:name="Tabella2.B3" style:family="table-cell">
      <style:table-cell-properties fo:padding="0.097cm" fo:border-left="0.25pt solid #000000" fo:border-right="none" fo:border-top="none" fo:border-bottom="0.25pt solid #000000"/>
    </style:style>
    <style:style style:name="Tabella2.C3" style:family="table-cell">
      <style:table-cell-properties fo:padding="0.097cm" fo:border-left="0.25pt solid #000000" fo:border-right="none" fo:border-top="none" fo:border-bottom="0.25pt solid #000000"/>
    </style:style>
    <style:style style:name="Tabella2.D3" style:family="table-cell">
      <style:table-cell-properties fo:padding="0.097cm" fo:border-left="0.25pt solid #000000" fo:border-right="0.25pt solid #000000" fo:border-top="none" fo:border-bottom="0.25pt solid #000000"/>
    </style:style>
    <style:style style:name="Tabella2.A4"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001cm" style:rel-column-width="32766*"/>
    </style:style>
    <style:style style:name="Table2.B" style:family="table-column">
      <style:table-column-properties style:column-width="8.001cm" style:rel-column-width="32769*"/>
    </style:style>
    <style:style style:name="Table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B1" style:family="table-cell">
      <style:table-cell-properties style:vertical-align="middle" fo:background-color="#dddddd" fo:padding="0.097cm" fo:border="0.25pt solid #000000">
        <style:background-image/>
      </style:table-cell-properties>
    </style:style>
    <style:style style:name="Table2.2" style:family="table-row">
      <style:table-row-properties style:min-row-height="0.4cm"/>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646cm" style:rel-column-width="10835*"/>
    </style:style>
    <style:style style:name="Table1.B" style:family="table-column">
      <style:table-column-properties style:column-width="2.671cm" style:rel-column-width="10936*"/>
    </style:style>
    <style:style style:name="Table1.F" style:family="table-column">
      <style:table-column-properties style:column-width="2.676cm" style:rel-column-width="10956*"/>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dddddd" fo:padding="0.097cm" fo:border="0.25pt solid #000000">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none" fo:border-top="none" fo:border-bottom="0.25pt solid #000000"/>
    </style:style>
    <style:style style:name="Table1.D3" style:family="table-cell">
      <style:table-cell-properties fo:padding="0.097cm" fo:border-left="0.25pt solid #000000" fo:border-right="none" fo:border-top="none" fo:border-bottom="0.25pt solid #000000"/>
    </style:style>
    <style:style style:name="Table1.F3" style:family="table-cell">
      <style:table-cell-properties fo:padding="0.097cm" fo:border-left="0.25pt solid #000000" fo:border-right="0.25pt solid #000000" fo:border-top="none" fo:border-bottom="0.25pt solid #000000"/>
    </style:style>
    <style:style style:name="Table1.4" style:family="table-row">
      <style:table-row-properties style:min-row-height="0.497cm"/>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none" fo:border-top="none" fo:border-bottom="0.25pt solid #000000"/>
    </style:style>
    <style:style style:name="Table1.D4" style:family="table-cell">
      <style:table-cell-properties fo:padding="0.097cm" fo:border-left="0.25pt solid #000000" fo:border-right="none" fo:border-top="none" fo:border-bottom="0.25pt solid #000000"/>
    </style:style>
    <style:style style:name="Table1.E4" style:family="table-cell">
      <style:table-cell-properties fo:padding="0.097cm" fo:border-left="0.25pt solid #000000" fo:border-right="0.25pt solid #000000" fo:border-top="none" fo:border-bottom="0.25pt solid #000000"/>
    </style:style>
    <style:style style:name="Table1.A5"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none" fo:border-top="none" fo:border-bottom="0.25pt solid #000000"/>
    </style:style>
    <style:style style:name="Table1.D5" style:family="table-cell">
      <style:table-cell-properties fo:padding="0.097cm" fo:border-left="0.25pt solid #000000" fo:border-right="0.25pt solid #000000" fo:border-top="none" fo:border-bottom="0.25pt solid #000000"/>
    </style:style>
    <style:style style:name="Table1.A6" style:family="table-cell">
      <style:table-cell-properties fo:padding="0.097cm" fo:border-left="0.25pt solid #000000" fo:border-right="none" fo:border-top="none" fo:border-bottom="0.25pt solid #000000"/>
    </style:style>
    <style:style style:name="Table1.B6" style:family="table-cell">
      <style:table-cell-properties fo:padding="0.097cm" fo:border-left="0.25pt solid #000000" fo:border-right="none" fo:border-top="none" fo:border-bottom="0.25pt solid #000000"/>
    </style:style>
    <style:style style:name="Table1.D6" style:family="table-cell">
      <style:table-cell-properties fo:padding="0.097cm" fo:border-left="0.25pt solid #000000" fo:border-right="0.25pt solid #000000" fo:border-top="none" fo:border-bottom="0.25pt solid #000000"/>
    </style:style>
    <style:style style:name="Table1.A7" style:family="table-cell">
      <style:table-cell-properties fo:padding="0.097cm" fo:border-left="0.25pt solid #000000" fo:border-right="none" fo:border-top="none" fo:border-bottom="0.25pt solid #000000"/>
    </style:style>
    <style:style style:name="Table1.B7" style:family="table-cell">
      <style:table-cell-properties fo:padding="0.097cm" fo:border-left="0.25pt solid #000000" fo:border-right="0.25pt solid #000000" fo:border-top="none" fo:border-bottom="0.25pt solid #000000"/>
    </style:style>
    <style:style style:name="Table1.A8"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style:use-window-font-color="true" style:font-name="Liberation Sans" fo:font-size="9pt" officeooo:rsid="058d20e3" officeooo:paragraph-rsid="00936ec5" style:font-size-asian="10.5pt"/>
    </style:style>
    <style:style style:name="P6" style:family="paragraph" style:parent-style-name="Contenuto_20_tabella_20_centrato">
      <style:text-properties style:use-window-font-color="true" style:font-name="Liberation Sans" fo:font-size="9pt" officeooo:rsid="011d0ac7" officeooo:paragraph-rsid="00936ec5" style:font-size-asian="10.5pt"/>
    </style:style>
    <style:style style:name="P7" style:family="paragraph" style:parent-style-name="Contenuto_20_tabella_20_centrato">
      <style:text-properties style:use-window-font-color="true" style:font-name="Liberation Sans" fo:font-size="9pt" officeooo:rsid="01294e28" officeooo:paragraph-rsid="00936ec5" style:font-size-asian="10.5pt"/>
    </style:style>
    <style:style style:name="P8" style:family="paragraph" style:parent-style-name="Contenuto_20_tabella_20_centrato">
      <style:text-properties officeooo:rsid="011a9f62" officeooo:paragraph-rsid="00936ec5"/>
    </style:style>
    <style:style style:name="P9" style:family="paragraph" style:parent-style-name="Contenuto_20_tabella_20_centrato">
      <style:text-properties officeooo:rsid="011d0ac7" officeooo:paragraph-rsid="00936ec5"/>
    </style:style>
    <style:style style:name="P10" style:family="paragraph" style:parent-style-name="Contenuto_20_tabella_20_centrato">
      <style:text-properties officeooo:rsid="01294e28" officeooo:paragraph-rsid="00936ec5"/>
    </style:style>
    <style:style style:name="P11" style:family="paragraph" style:parent-style-name="Contenuto_20_tabella_20_centrato">
      <style:text-properties officeooo:paragraph-rsid="00936ec5"/>
    </style:style>
    <style:style style:name="P12" style:family="paragraph" style:parent-style-name="Table">
      <style:text-properties officeooo:paragraph-rsid="00936ec5"/>
    </style:style>
    <style:style style:name="P13" style:family="paragraph" style:parent-style-name="Table_20_Heading">
      <style:text-properties style:use-window-font-color="true" style:font-name="Liberation Sans" fo:font-size="9pt" fo:font-weight="bold" officeooo:rsid="00849833" officeooo:paragraph-rsid="00936ec5" style:font-size-asian="10.5pt" style:font-weight-asian="bold" style:font-weight-complex="bold"/>
    </style:style>
    <style:style style:name="P14" style:family="paragraph" style:parent-style-name="Table_20_Heading">
      <style:text-properties officeooo:rsid="0115d4e0" officeooo:paragraph-rsid="00936ec5"/>
    </style:style>
    <style:style style:name="P15" style:family="paragraph" style:parent-style-name="Table_20_Heading">
      <style:text-properties officeooo:rsid="0117d848" officeooo:paragraph-rsid="00936ec5"/>
    </style:style>
    <style:style style:name="P16" style:family="paragraph" style:parent-style-name="Table_20_Heading">
      <style:text-properties officeooo:rsid="011d0ac7" officeooo:paragraph-rsid="00936ec5"/>
    </style:style>
    <style:style style:name="P17" style:family="paragraph" style:parent-style-name="Table_20_Heading">
      <style:text-properties officeooo:paragraph-rsid="00936ec5"/>
    </style:style>
    <style:style style:name="P18" style:family="paragraph" style:parent-style-name="Caption">
      <style:text-properties officeooo:rsid="007297f4" officeooo:paragraph-rsid="00936ec5"/>
    </style:style>
    <style:style style:name="P19" style:family="paragraph" style:parent-style-name="Caption">
      <style:text-properties officeooo:paragraph-rsid="00936ec5"/>
    </style:style>
    <style:style style:name="P20" style:family="paragraph" style:parent-style-name="Contenuto_20_tabella_20_lungo">
      <style:text-properties officeooo:rsid="00cfa886" officeooo:paragraph-rsid="00936ec5"/>
    </style:style>
    <style:style style:name="P21" style:family="paragraph" style:parent-style-name="Contenuto_20_tabella_20_lungo">
      <style:text-properties officeooo:paragraph-rsid="00936ec5"/>
    </style:style>
    <style:style style:name="P22" style:family="paragraph" style:parent-style-name="Standard">
      <style:text-properties officeooo:paragraph-rsid="00936ec5"/>
    </style:style>
    <style:style style:name="P23" style:family="paragraph" style:parent-style-name="Table_20_Contents">
      <style:text-properties officeooo:rsid="011a9f62" officeooo:paragraph-rsid="00936ec5"/>
    </style:style>
    <style:style style:name="P24" style:family="paragraph" style:parent-style-name="Table_20_Contents">
      <style:text-properties officeooo:paragraph-rsid="00936ec5"/>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P27" style:family="paragraph" style:parent-style-name="Contents_20_4">
      <style:paragraph-properties>
        <style:tab-stops/>
      </style:paragraph-properties>
    </style:style>
    <style:style style:name="P28" style:family="paragraph" style:parent-style-name="EG_20_Nota" style:list-style-name="EG_20_All_20_nota_20_auto">
      <style:text-properties officeooo:paragraph-rsid="00936ec5"/>
    </style:style>
    <style:style style:name="P29" style:family="paragraph" style:parent-style-name="EG_20_Nota">
      <style:text-properties officeooo:paragraph-rsid="00936ec5"/>
    </style:style>
    <style:style style:name="P30" style:family="paragraph" style:parent-style-name="Heading_20_2" style:master-page-name="EG_20_Capitoli_20_prima">
      <style:paragraph-properties style:page-number="auto"/>
      <style:text-properties fo:color="#21409a" style:font-name="Liberation Sans1" fo:font-size="16pt" fo:font-weight="bold" officeooo:rsid="0073c258" officeooo:paragraph-rsid="00936ec5" style:font-name-asian="Source Han Sans CN Regular" style:font-size-asian="16.1000003814697pt" style:font-weight-asian="bold" style:font-name-complex="Lohit Devanagari" style:font-size-complex="16.1000003814697pt" style:font-weight-complex="bold"/>
    </style:style>
    <style:style style:name="P31" style:family="paragraph" style:parent-style-name="Heading_20_3">
      <style:text-properties officeooo:paragraph-rsid="00936ec5"/>
    </style:style>
    <style:style style:name="P32" style:family="paragraph" style:parent-style-name="Heading_20_3">
      <style:text-properties officeooo:rsid="006f3381" officeooo:paragraph-rsid="00936ec5"/>
    </style:style>
    <style:style style:name="P33" style:family="paragraph" style:parent-style-name="Heading_20_3" style:master-page-name="EG_20_Capitoli">
      <style:paragraph-properties style:page-number="2" fo:break-before="page"/>
      <style:text-properties officeooo:paragraph-rsid="00936ec5"/>
    </style:style>
    <style:style style:name="P34" style:family="paragraph" style:parent-style-name="Heading_20_4">
      <style:text-properties officeooo:paragraph-rsid="00936ec5"/>
    </style:style>
    <style:style style:name="P35" style:family="paragraph" style:parent-style-name="Heading_20_4">
      <style:text-properties fo:color="#21409a" style:font-name="Liberation Sans1" fo:font-size="11pt" fo:font-style="normal" fo:font-weight="bold" officeooo:rsid="0117964a" officeooo:paragraph-rsid="00936ec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36" style:family="paragraph" style:parent-style-name="Text_20_body" style:list-style-name="EG_20_All_20_commi">
      <style:text-properties officeooo:paragraph-rsid="00936ec5"/>
    </style:style>
    <style:style style:name="P37" style:family="paragraph" style:parent-style-name="Text_20_body">
      <style:text-properties officeooo:paragraph-rsid="00936ec5"/>
    </style:style>
    <style:style style:name="P38" style:family="paragraph" style:parent-style-name="Text_20_body" style:list-style-name="EG_20_All_20_commi">
      <style:text-properties style:use-window-font-color="true" fo:font-size="11pt" officeooo:rsid="00ef6909" officeooo:paragraph-rsid="00936ec5" style:font-size-asian="10.5pt"/>
    </style:style>
    <style:style style:name="P39" style:family="paragraph" style:parent-style-name="Text_20_body" style:list-style-name="EG_20_All_20_commi">
      <style:paragraph-properties text:number-lines="true" text:line-number="0"/>
      <style:text-properties officeooo:paragraph-rsid="00936ec5"/>
    </style:style>
    <style:style style:name="T1" style:family="text">
      <style:text-properties fo:font-weight="bold" style:font-weight-asian="bold" style:font-weight-complex="bold"/>
    </style:style>
    <style:style style:name="T2" style:family="text">
      <style:text-properties fo:font-weight="bold" officeooo:rsid="006f3381" style:font-weight-asian="bold" style:font-weight-complex="bold"/>
    </style:style>
    <style:style style:name="T3" style:family="text">
      <style:text-properties fo:font-weight="bold" officeooo:rsid="007f4d7b" style:font-weight-asian="bold" style:font-weight-complex="bold"/>
    </style:style>
    <style:style style:name="T4" style:family="text">
      <style:text-properties style:use-window-font-color="true" fo:font-size="11pt" officeooo:rsid="007f60db" style:font-size-asian="10.5pt"/>
    </style:style>
    <style:style style:name="T5" style:family="text">
      <style:text-properties style:use-window-font-color="true" fo:font-size="11pt" officeooo:rsid="012ace1a" style:font-size-asian="10.5pt"/>
    </style:style>
    <style:style style:name="T6" style:family="text">
      <style:text-properties style:use-window-font-color="true" fo:font-size="11pt" officeooo:rsid="008bcda5" style:font-size-asian="10.5pt"/>
    </style:style>
    <style:style style:name="T7" style:family="text">
      <style:text-properties style:use-window-font-color="true" fo:font-size="11pt" officeooo:rsid="007defb6" style:font-size-asian="10.5pt"/>
    </style:style>
    <style:style style:name="T8" style:family="text">
      <style:text-properties style:use-window-font-color="true" fo:font-size="11pt" officeooo:rsid="007e0225" style:font-size-asian="10.5pt"/>
    </style:style>
    <style:style style:name="T9" style:family="text">
      <style:text-properties style:use-window-font-color="true" fo:font-size="11pt" officeooo:rsid="01264679" style:font-size-asian="10.5pt"/>
    </style:style>
    <style:style style:name="T10" style:family="text">
      <style:text-properties style:use-window-font-color="true" fo:font-size="11pt" officeooo:rsid="0114db2c" style:font-size-asian="10.5pt"/>
    </style:style>
    <style:style style:name="T11" style:family="text">
      <style:text-properties style:use-window-font-color="true" fo:font-size="11pt" officeooo:rsid="00b1ca92" style:font-size-asian="10.5pt"/>
    </style:style>
    <style:style style:name="T12" style:family="text">
      <style:text-properties style:use-window-font-color="true" fo:font-size="11pt" officeooo:rsid="00c6adfb" style:font-size-asian="10.5pt"/>
    </style:style>
    <style:style style:name="T13" style:family="text">
      <style:text-properties style:use-window-font-color="true" fo:font-size="11pt" officeooo:rsid="00b0a6bb" style:font-size-asian="10.5pt"/>
    </style:style>
    <style:style style:name="T14" style:family="text">
      <style:text-properties style:use-window-font-color="true" fo:font-size="11pt" officeooo:rsid="00b54f23" style:font-size-asian="10.5pt"/>
    </style:style>
    <style:style style:name="T15" style:family="text">
      <style:text-properties style:use-window-font-color="true" fo:font-size="11pt" officeooo:rsid="0096fa5a" style:font-size-asian="10.5pt"/>
    </style:style>
    <style:style style:name="T16" style:family="text">
      <style:text-properties style:use-window-font-color="true" fo:font-size="11pt" officeooo:rsid="0115d4e0" style:font-size-asian="10.5pt"/>
    </style:style>
    <style:style style:name="T17" style:family="text">
      <style:text-properties style:use-window-font-color="true" fo:font-size="11pt" officeooo:rsid="00962331" style:font-size-asian="10.5pt"/>
    </style:style>
    <style:style style:name="T18" style:family="text">
      <style:text-properties style:use-window-font-color="true" fo:font-size="11pt" officeooo:rsid="0117964a" style:font-size-asian="10.5pt"/>
    </style:style>
    <style:style style:name="T19" style:family="text">
      <style:text-properties style:use-window-font-color="true" fo:font-size="11pt" officeooo:rsid="00ef6909" style:font-size-asian="10.5pt"/>
    </style:style>
    <style:style style:name="T20" style:family="text">
      <style:text-properties style:use-window-font-color="true" fo:font-size="11pt" officeooo:rsid="0128269d" style:font-size-asian="10.5pt"/>
    </style:style>
    <style:style style:name="T21" style:family="text">
      <style:text-properties style:use-window-font-color="true" fo:font-size="11pt" officeooo:rsid="00cfa886" style:font-size-asian="10.5pt"/>
    </style:style>
    <style:style style:name="T22" style:family="text">
      <style:text-properties style:use-window-font-color="true" fo:font-size="11pt" officeooo:rsid="00fe3a52" style:font-size-asian="10.5pt"/>
    </style:style>
    <style:style style:name="T23" style:family="text">
      <style:text-properties style:use-window-font-color="true" fo:font-size="11pt" fo:font-style="italic" officeooo:rsid="007e0225" style:font-size-asian="10.5pt" style:font-style-asian="italic" style:font-style-complex="italic"/>
    </style:style>
    <style:style style:name="T24" style:family="text">
      <style:text-properties style:use-window-font-color="true" fo:font-size="11pt" fo:font-weight="bold" officeooo:rsid="01264679" style:font-size-asian="10.5pt" style:font-weight-asian="bold" style:font-weight-complex="bold"/>
    </style:style>
    <style:style style:name="T25" style:family="text">
      <style:text-properties style:use-window-font-color="true" fo:font-size="11pt" fo:font-weight="bold" officeooo:rsid="00b1ca92" style:font-size-asian="10.5pt" style:font-weight-asian="bold" style:font-weight-complex="bold"/>
    </style:style>
    <style:style style:name="T26" style:family="text">
      <style:text-properties style:use-window-font-color="true" fo:font-size="11pt" fo:font-weight="bold" officeooo:rsid="007f4d7b" style:font-size-asian="10.5pt" style:font-weight-asian="bold" style:font-weight-complex="bold"/>
    </style:style>
    <style:style style:name="T27" style:family="text">
      <style:text-properties style:use-window-font-color="true" fo:font-size="11pt" fo:font-weight="bold" officeooo:rsid="0114db2c" style:font-size-asian="10.5pt" style:font-weight-asian="bold" style:font-weight-complex="bold"/>
    </style:style>
    <style:style style:name="T28" style:family="text">
      <style:text-properties style:use-window-font-color="true" style:font-name="Liberation Sans" fo:font-size="9pt" fo:font-weight="bold" style:font-size-asian="10.5pt" style:font-weight-asian="bold" style:font-weight-complex="bold"/>
    </style:style>
    <style:style style:name="T29" style:family="text">
      <style:text-properties style:use-window-font-color="true" style:font-name="Liberation Sans" fo:font-size="9pt" fo:font-weight="bold" officeooo:rsid="0115d4e0" style:font-size-asian="10.5pt" style:font-weight-asian="bold" style:font-weight-complex="bold"/>
    </style:style>
    <style:style style:name="T30" style:family="text">
      <style:text-properties style:use-window-font-color="true" style:font-name="Liberation Sans" fo:font-size="9pt" fo:font-weight="bold" officeooo:rsid="00849833" style:font-size-asian="10.5pt" style:font-weight-asian="bold" style:font-weight-complex="bold"/>
    </style:style>
    <style:style style:name="T31" style:family="text">
      <style:text-properties style:use-window-font-color="true" style:font-name="Liberation Sans" fo:font-size="9pt" fo:font-weight="bold" officeooo:rsid="0117964a" style:font-size-asian="10.5pt" style:font-weight-asian="bold" style:font-weight-complex="bold"/>
    </style:style>
    <style:style style:name="T32" style:family="text">
      <style:text-properties style:use-window-font-color="true" style:font-name="Liberation Sans" fo:font-size="9pt" fo:font-weight="bold" officeooo:rsid="008ba4fd" style:font-size-asian="10.5pt" style:font-weight-asian="bold" style:font-weight-complex="bold"/>
    </style:style>
    <style:style style:name="T33" style:family="text">
      <style:text-properties style:use-window-font-color="true" style:font-name="Liberation Sans" fo:font-size="9pt" fo:font-weight="bold" officeooo:rsid="011a9f62" style:font-size-asian="10.5pt" style:font-weight-asian="bold" style:font-weight-complex="bold"/>
    </style:style>
    <style:style style:name="T34" style:family="text">
      <style:text-properties style:use-window-font-color="true" style:font-name="Liberation Sans" fo:font-size="9pt" fo:font-weight="bold" officeooo:rsid="00852f6b" style:font-size-asian="10.5pt" style:font-weight-asian="bold" style:font-weight-complex="bold"/>
    </style:style>
    <style:style style:name="T35" style:family="text">
      <style:text-properties style:use-window-font-color="true" style:font-name="Liberation Sans" fo:font-size="9pt" fo:font-weight="bold" officeooo:rsid="011d0ac7" style:font-size-asian="10.5pt" style:font-weight-asian="bold" style:font-weight-complex="bold"/>
    </style:style>
    <style:style style:name="T36" style:family="text">
      <style:text-properties style:use-window-font-color="true" style:font-name="Liberation Sans" fo:font-size="9pt" officeooo:rsid="011a9f62" style:font-size-asian="10.5pt"/>
    </style:style>
    <style:style style:name="T37" style:family="text">
      <style:text-properties style:use-window-font-color="true" style:font-name="Liberation Sans" fo:font-size="9pt" officeooo:rsid="00cfa886" style:font-size-asian="10.5pt"/>
    </style:style>
    <style:style style:name="T38" style:family="text">
      <style:text-properties style:use-window-font-color="true" style:font-name="Liberation Sans" fo:font-size="9pt" officeooo:rsid="0018217d" style:font-size-asian="10.5pt"/>
    </style:style>
    <style:style style:name="T39" style:family="text">
      <style:text-properties style:use-window-font-color="true" style:font-name="Liberation Sans" fo:font-size="9pt" officeooo:rsid="011d0ac7" style:font-size-asian="10.5pt"/>
    </style:style>
    <style:style style:name="T40" style:family="text">
      <style:text-properties style:use-window-font-color="true" style:font-name="Liberation Sans" fo:font-size="9pt" fo:font-style="italic" style:font-size-asian="10.5pt" style:font-style-asian="italic" style:font-style-complex="italic"/>
    </style:style>
    <style:style style:name="T41" style:family="text">
      <style:text-properties fo:color="#21409a" style:font-name="Liberation Sans1" fo:font-size="11pt" fo:font-weight="bold" officeooo:rsid="0072f131" style:font-name-asian="Source Han Sans CN Regular" style:font-size-asian="14.1000003814697pt" style:font-weight-asian="bold" style:font-name-complex="Lohit Devanagari" style:font-size-complex="14.1000003814697pt" style:font-weight-complex="bold"/>
    </style:style>
    <style:style style:name="T42" style:family="text">
      <style:text-properties officeooo:rsid="011ddf12"/>
    </style:style>
    <style:style style:name="T43" style:family="text">
      <style:text-properties officeooo:rsid="012ace1a"/>
    </style:style>
    <style:style style:name="T44" style:family="text">
      <style:text-properties officeooo:rsid="007defb6"/>
    </style:style>
    <style:style style:name="T45" style:family="text">
      <style:text-properties officeooo:rsid="007e0225"/>
    </style:style>
    <style:style style:name="T46" style:family="text">
      <style:text-properties officeooo:rsid="0114db2c"/>
    </style:style>
    <style:style style:name="T47" style:family="text">
      <style:text-properties officeooo:rsid="00c525fb"/>
    </style:style>
    <style:style style:name="T48" style:family="text">
      <style:text-properties officeooo:rsid="00b1ca92"/>
    </style:style>
    <style:style style:name="T49" style:family="text">
      <style:text-properties officeooo:rsid="00c6adfb"/>
    </style:style>
    <style:style style:name="T50" style:family="text">
      <style:text-properties fo:font-style="italic" style:font-style-asian="italic" style:font-style-complex="italic"/>
    </style:style>
    <style:style style:name="T51" style:family="text">
      <style:text-properties fo:font-style="italic" officeooo:rsid="01294e28" style:font-style-asian="italic" style:font-style-complex="italic"/>
    </style:style>
    <style:style style:name="T52" style:family="text">
      <style:text-properties officeooo:rsid="00962331"/>
    </style:style>
    <style:style style:name="T53" style:family="text">
      <style:text-properties officeooo:rsid="007074ab"/>
    </style:style>
    <style:style style:name="T54" style:family="text">
      <style:text-properties officeooo:rsid="0096fa5a"/>
    </style:style>
    <style:style style:name="T55" style:family="text">
      <style:text-properties officeooo:rsid="0084a154"/>
    </style:style>
    <style:style style:name="T56" style:family="text">
      <style:text-properties officeooo:rsid="00d9e4e1"/>
    </style:style>
    <style:style style:name="T57" style:family="text">
      <style:text-properties officeooo:rsid="0128269d"/>
    </style:style>
    <style:style style:name="T58" style:family="text">
      <style:text-properties officeooo:rsid="054e190d"/>
    </style:style>
    <style:style style:name="T59" style:family="text">
      <style:text-properties officeooo:rsid="0117964a"/>
    </style:style>
    <style:style style:name="T60" style:family="text">
      <style:text-properties officeooo:rsid="067bbb98" fo:background-color="transparent" loext:char-shading-value="0"/>
    </style:style>
    <style:style style:name="T61" style:family="text">
      <style:text-properties officeooo:rsid="007297f4"/>
    </style:style>
    <style:style style:name="T62" style:family="text">
      <style:text-properties officeooo:rsid="05773262"/>
    </style:style>
    <style:style style:name="T63" style:family="text">
      <style:text-properties officeooo:rsid="00849833"/>
    </style:style>
    <style:style style:name="T64" style:family="text">
      <style:text-properties officeooo:rsid="011a9f62"/>
    </style:style>
    <style:style style:name="T65" style:family="text">
      <style:text-properties officeooo:rsid="00903004"/>
    </style:style>
    <style:style style:name="T66" style:family="text">
      <style:text-properties officeooo:rsid="05059ef4"/>
    </style:style>
    <style:style style:name="T67" style:family="text">
      <style:text-properties officeooo:rsid="057ae716"/>
    </style:style>
    <style:style style:name="T68" style:family="text">
      <style:text-properties officeooo:rsid="00cfa886"/>
    </style:style>
    <style:style style:name="T69" style:family="text">
      <style:text-properties officeooo:rsid="01294e28"/>
    </style:style>
    <style:style style:name="T70" style:family="text">
      <style:text-properties officeooo:rsid="009d08a2"/>
    </style:style>
    <style:style style:name="T71" style:family="text">
      <style:text-properties officeooo:rsid="00884c7a"/>
    </style:style>
    <style:style style:name="T72" style:family="text">
      <style:text-properties officeooo:rsid="005cff6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0" text:outline-level="2"><text:bookmark-start text:name="__RefHeading___Toc2152_3957911219"/><text:reference-mark-start text:name="ch rtv scuole"/>Attività scolastiche<text:bookmark-end text:name="__RefHeading___Toc2152_3957911219"/><text:reference-mark-end text:name="ch rtv scuol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71512_1701760167" text:style-name="Index_20_Link" text:visited-style-name="Index_20_Link">Campo di applicazione</text:a></text:p>
          <text:p text:style-name="P3"><text:a xlink:type="simple" xlink:href="#__RefHeading___Toc885_1636495084" text:style-name="Index_20_Link" text:visited-style-name="Index_20_Link">Classificazioni</text:a></text:p>
          <text:p text:style-name="P3"><text:a xlink:type="simple" xlink:href="#__RefHeading__518_723203090" text:style-name="Index_20_Link" text:visited-style-name="Index_20_Link">Valutazione del rischio di incendio</text:a></text:p>
          <text:p text:style-name="P3"><text:a xlink:type="simple" xlink:href="#__RefHeading___Toc3062_2036638291" text:style-name="Index_20_Link" text:visited-style-name="Index_20_Link">Strategia antincendio</text:a></text:p>
          <text:p text:style-name="P4"><text:a xlink:type="simple" xlink:href="#__RefHeading___Toc3064_2036638291" text:style-name="Index_20_Link" text:visited-style-name="Index_20_Link">Reazione al fuoco</text:a></text:p>
          <text:p text:style-name="P4"><text:a xlink:type="simple" xlink:href="#__RefHeading___Toc3066_2036638291" text:style-name="Index_20_Link" text:visited-style-name="Index_20_Link">Resistenza al fuoco</text:a></text:p>
          <text:p text:style-name="P4"><text:a xlink:type="simple" xlink:href="#__RefHeading___Toc3177_2036638291" text:style-name="Index_20_Link" text:visited-style-name="Index_20_Link">Compartimentazione</text:a></text:p>
          <text:p text:style-name="P4"><text:a xlink:type="simple" xlink:href="#__RefHeading___Toc3179_2036638291" text:style-name="Index_20_Link" text:visited-style-name="Index_20_Link">Gestione della sicurezza antincendio</text:a></text:p>
          <text:p text:style-name="P4"><text:a xlink:type="simple" xlink:href="#__RefHeading___Toc3183_2036638291" text:style-name="Index_20_Link" text:visited-style-name="Index_20_Link">Controllo dell’incendio</text:a></text:p>
          <text:p text:style-name="P4"><text:a xlink:type="simple" xlink:href="#__RefHeading___Toc3185_2036638291" text:style-name="Index_20_Link" text:visited-style-name="Index_20_Link">Rivelazione ed allarme</text:a></text:p>
          <text:p text:style-name="P4"><text:a xlink:type="simple" xlink:href="#__RefHeading___Toc8776_3989440846" text:style-name="Index_20_Link" text:visited-style-name="Index_20_Link">Sicurezza degli impianti tecnologici e di servizio</text:a></text:p>
        </text:index-body>
      </text:table-of-content>
      <text:p text:style-name="P22"/>
      <text:h text:style-name="P33" text:outline-level="3"><text:bookmark-start text:name="__RefHeading__71512_1701760167"/><text:span text:style-name="T41">C</text:span>ampo di applicazione<text:bookmark-end text:name="__RefHeading__71512_1701760167"/></text:h>
      <text:list xml:id="list74506391" text:style-name="EG_20_All_20_commi">
        <text:list-item text:start-value="1">
          <text:p text:style-name="P39">La presente regola tecnica verticale reca disposizioni di prevenzione incendi riguardanti attività scolastiche di ogni ordine, grado e tipo, collegi ed accademie con affollamento <text:span text:style-name="T5">s</text:span><text:span text:style-name="T6">uperiore a</text:span><text:span text:style-name="T5"> </text:span>100 occupanti.</text:p>
        </text:list-item>
        <text:list-item>
          <text:p text:style-name="P36">Sono esclusi dal campo applicazione le scuole aziendali e <text:span text:style-name="T43">gli </text:span>ambienti didattici ubicati all’interno di attività non scolastiche per le quali le presenti norme possono costituire un utile riferimento.</text:p>
        </text:list-item>
      </text:list>
      <text:h text:style-name="P31" text:outline-level="3"><text:bookmark-start text:name="__RefHeading___Toc885_1636495084"/>Classificazioni<text:bookmark-end text:name="__RefHeading___Toc885_1636495084"/></text:h>
      <text:list xml:id="list183124596041009" text:continue-list="list74506391" text:style-name="EG_20_All_20_commi">
        <text:list-item text:start-value="1">
          <text:p text:style-name="P37">Ai fini della presente regola tecnica, <text:span text:style-name="T7">le attività scolastiche</text:span> sono classificat<text:span text:style-name="T44">e</text:span> come segue:</text:p>
          <text:list>
            <text:list-item>
              <text:p text:style-name="P37">in relazione al numero <text:span text:style-name="T8">degli</text:span> <text:span text:style-name="Emphasis"><text:span text:style-name="T23">occupanti</text:span></text:span> n:</text:p>
              <text:p text:style-name="P36"><text:span text:style-name="Strong_20_Emphasis">OA</text:span>: <text:span text:style-name="T9">1</text:span>00 &lt; n ≤ <text:span text:style-name="T9">3</text:span>00;</text:p>
              <text:p text:style-name="P36"><text:span text:style-name="Strong_20_Emphasis">OB</text:span>: <text:span text:style-name="T9">3</text:span>00 &lt; n ≤ <text:span text:style-name="T9">5</text:span>00;</text:p>
              <text:p text:style-name="P36"><text:span text:style-name="Strong_20_Emphasis">OC</text:span>: <text:span text:style-name="T9">5</text:span>00 &lt; n ≤ <text:span text:style-name="T9">8</text:span>00;</text:p>
              <text:p text:style-name="P36"><text:span text:style-name="Strong_20_Emphasis">O</text:span><text:span text:style-name="Strong_20_Emphasis"><text:span text:style-name="T24">D</text:span></text:span>: <text:span text:style-name="T9">8</text:span>00 &lt; n ≤ <text:span text:style-name="T9">12</text:span>00;</text:p>
              <text:p text:style-name="P36"><text:span text:style-name="Strong_20_Emphasis">O</text:span><text:span text:style-name="Strong_20_Emphasis"><text:span text:style-name="T24">E</text:span></text:span>: <text:span text:style-name="T45">n &gt; </text:span><text:span text:style-name="T9">1200</text:span>;</text:p>
            </text:list-item>
            <text:list-item>
              <text:p text:style-name="P37"><text:span text:style-name="T46">in relazione</text:span> alla massima <text:span text:style-name="Emphasis">quota d</text:span><text:span text:style-name="Emphasis"><text:span text:style-name="T47">ei</text:span></text:span><text:span text:style-name="Emphasis"> piani</text:span> h:</text:p>
              <text:p text:style-name="P36"><text:span text:style-name="T2">H</text:span><text:span text:style-name="T25">A</text:span>: h ≤ <text:span text:style-name="T10">12</text:span> m;</text:p>
              <text:p text:style-name="P36"><text:span text:style-name="T1">H</text:span><text:span text:style-name="T25">B</text:span>: <text:span text:style-name="T46">12 m &lt;</text:span>h ≤ <text:span text:style-name="T10">2</text:span><text:span text:style-name="T11">4</text:span> m;</text:p>
              <text:p text:style-name="P36"><text:span text:style-name="T1">H</text:span><text:span text:style-name="T25">C</text:span>: <text:span text:style-name="T10">24</text:span><text:span text:style-name="T46"> m &lt;</text:span>h ≤ <text:span text:style-name="T10">3</text:span><text:span text:style-name="T11">2</text:span> m;</text:p>
              <text:p text:style-name="P36"><text:span text:style-name="T1">H</text:span><text:span text:style-name="T25">D</text:span>: <text:span text:style-name="T10">3</text:span><text:span text:style-name="T11">2</text:span><text:span text:style-name="T48"> m &lt;</text:span>h ≤ <text:span text:style-name="T10">54</text:span> m;</text:p>
              <text:p text:style-name="P36"><text:span text:style-name="T1">H</text:span><text:span text:style-name="T25">E</text:span>: <text:span text:style-name="T49">h &gt; </text:span><text:span text:style-name="T12">5</text:span><text:span text:style-name="T10">4</text:span><text:span text:style-name="T49"> m.</text:span></text:p>
            </text:list-item>
          </text:list>
        </text:list-item>
        <text:list-item>
          <text:p text:style-name="P37">Le aree dell’attività sono classificate come segue:</text:p>
          <text:p text:style-name="P37"><text:span text:style-name="T1">T</text:span><text:span text:style-name="T3">A</text:span>: locali destinati <text:span text:style-name="T13">ad attività didattica </text:span><text:span text:style-name="T14">e spazi comuni</text:span>;</text:p>
          <text:p text:style-name="P36"><text:span text:style-name="T1">T</text:span><text:span text:style-name="T26">M</text:span>: depositi o archivi di superficie lorda <text:span text:style-name="T8">&gt; </text:span>25 m<text:span text:style-name="EG_20_Apice">2</text:span> e carico di incendio specifico q<text:span text:style-name="EG_20_Pedice">f</text:span> &gt; 600 MJ/m<text:span text:style-name="EG_20_Apice">2</text:span>;</text:p>
          <text:p text:style-name="P37"><text:span text:style-name="T2">T</text:span><text:span text:style-name="T26">O</text:span>: locali con affollamento &gt; 100 persone;</text:p>
        </text:list-item>
      </text:list>
      <text:list xml:id="list1929394638" text:style-name="EG_20_All_20_nota_20_auto">
        <text:list-item>
          <text:p text:style-name="P28">Ad esempio: aula magna, mensa, …</text:p>
        </text:list-item>
      </text:list>
      <text:list xml:id="list183124267959439" text:continue-list="list183124596041009" text:style-name="EG_20_All_20_commi">
        <text:list-header>
          <text:p text:style-name="P36"><text:span text:style-name="T1">T</text:span><text:span text:style-name="T27">K</text:span>: locali ove si detengano o trattino sostanze o miscele pericolose o si effettuino lavorazioni pericolose ai fini dell’incendio o dell’esplosione; locali con carico di incendio specifico q<text:span text:style-name="EG_20_Pedice">f</text:span> &gt; 1200 MJ/m<text:span text:style-name="EG_20_Apice">2</text:span>;</text:p>
        </text:list-header>
      </text:list>
      <text:list xml:id="list183124067691811" text:continue-list="list1929394638" text:style-name="EG_20_All_20_nota_20_auto">
        <text:list-item>
          <text:p text:style-name="P28">Ad esempio: laboratori chimici, officine, sale prova motori, laboratori di saldatura, locali per lo stoccaggio di liquidi infiammabili, …</text:p>
        </text:list-item>
      </text:list>
      <text:list xml:id="list183124034603422" text:continue-list="list183124267959439" text:style-name="EG_20_All_20_commi">
        <text:list-header>
          <text:p text:style-name="P37"><text:span text:style-name="T1">TT</text:span>: locali in cui siano presenti quantità significative di apparecchiature elettriche ed elettroniche, locali tecnici rilevanti ai fini della sicurezza antincendio;</text:p>
        </text:list-header>
      </text:list>
      <text:list xml:id="list183123664497847" text:continue-list="list183124067691811" text:style-name="EG_20_All_20_nota_20_auto">
        <text:list-item>
          <text:p text:style-name="P29">Ad esempio: centri elaborazione dati, stamperie, cabine elettriche, …</text:p>
        </text:list-item>
        <text:list-item>
          <text:p text:style-name="P29">Ad esempio, le aule di informatica possono rientrare sia in TA che in TT, in tal caso devono rispettare tutte le relative prescrizioni.</text:p>
        </text:list-item>
      </text:list>
      <text:list xml:id="list183122747254087" text:continue-list="list183124034603422" text:style-name="EG_20_All_20_commi">
        <text:list-header>
          <text:p text:style-name="P37"><text:span text:style-name="T1">TZ</text:span>: altre aree.</text:p>
        </text:list-header>
        <text:list-item>
          <text:p text:style-name="P36">Sono considerate <text:span text:style-name="Emphasis">aree a rischio specifico</text:span> (<text:span text:style-name="T9">c</text:span>apitolo <text:reference-ref text:reference-format="chapter" text:ref-name="ch aree a rischio specifico">Errore: sorgente del riferimento non trovata</text:reference-ref>) almeno le aree TK.</text:p>
        </text:list-item>
      </text:list>
      <text:h text:style-name="P32" text:outline-level="3"><text:bookmark-start text:name="__RefHeading__518_723203090"/><text:soft-page-break/>Valutazione del rischio di incendio<text:bookmark-end text:name="__RefHeading__518_723203090"/></text:h>
      <text:list xml:id="list183123355160790" text:continue-list="list183122747254087" text:style-name="EG_20_All_20_commi">
        <text:list-item text:start-value="1">
          <text:p text:style-name="P36">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6">I <text:span text:style-name="T50">profili di rischio</text:span> sono determinati secondo la metodologia di cui al capitolo <text:reference-ref text:reference-format="chapter" text:ref-name="ch profili di rischio">Errore: sorgente del riferimento non trovata</text:reference-ref>.</text:p>
        </text:list-item>
      </text:list>
      <text:h text:style-name="P31" text:outline-level="3"><text:bookmark-start text:name="__RefHeading___Toc3062_2036638291"/>Strategia antincendio<text:bookmark-end text:name="__RefHeading___Toc3062_2036638291"/></text:h>
      <text:list xml:id="list183124192138370" text:continue-list="list183123355160790" text:style-name="EG_20_All_20_commi">
        <text:list-item text:start-value="1">
          <text:p text:style-name="P37">Devono essere applicate <text:span text:style-name="T50">tutte</text:span> le misure antincendio della <text:span text:style-name="Emphasis">regola tecnica orizzontale</text:span> attribuendo i livelli di prestazione secondo i criteri in esse definiti, fermo restando quanto indicato al successivo <text:span text:style-name="T52">comma</text:span> 3.</text:p>
        </text:list-item>
        <text:list-item>
          <text:p text:style-name="P36">Devono essere applicate le prescrizioni del capitolo <text:reference-ref text:reference-format="chapter" text:ref-name="ch aree a rischio specifico">Errore: sorgente del riferimento non trovata</text:reference-ref><text:span text:style-name="T53"> in merito alle aree a rischio specifico e le prescrizioni delle altre </text:span><text:span text:style-name="Emphasis"><text:span text:style-name="T53">regole tecniche verticali</text:span></text:span><text:span text:style-name="T53">, ove pertinenti.</text:span></text:p>
        </text:list-item>
        <text:list-item>
          <text:p text:style-name="P37">Nei paragrafi che seguono sono riportate indicazioni complementari o sostitutive delle <text:span text:style-name="Emphasis">soluzioni conformi</text:span> previste dai corrispondenti livelli di prestazione della RTO.</text:p>
        </text:list-item>
        <text:list-item>
          <text:p text:style-name="P36">È ammesso l’uso dei locali per altre attività non funzionalmente connesse all’attività scolastica (es. attività sportive di società esterne, conferenze aperte al pubblico, attività teatrali, …) nel rispetto delle regole tecniche di prevenzione incendi applicabili e compatibilmente con la sicurezza di tutte le attività contemporaneamente esercite.</text:p>
        </text:list-item>
      </text:list>
      <text:h text:style-name="P34" text:outline-level="4"><text:bookmark-start text:name="__RefHeading___Toc3064_2036638291"/>Reazione al fuoco<text:bookmark-end text:name="__RefHeading___Toc3064_2036638291"/></text:h>
      <text:list xml:id="list183123497493379" text:continue-list="list183124192138370" text:style-name="EG_20_All_20_commi">
        <text:list-item text:start-value="1">
          <text:p text:style-name="P36">Nelle vie d’esodo verticali, <text:span text:style-name="Emphasis"><text:span text:style-name="T15">percorsi d’esodo</text:span></text:span> (es. corridoi, atri, <text:span text:style-name="T54">filtri,</text:span> …) <text:span text:style-name="T54">e </text:span><text:span text:style-name="Emphasis"><text:span text:style-name="T54">spazi calmi</text:span></text:span> devono essere impiegati materiali appartenenti almeno al gruppo GM2 di reazione al fuoco (<text:span text:style-name="T16">c</text:span>apitolo <text:reference-ref text:reference-format="chapter" text:ref-name="ch reazione al fuoco">Errore: sorgente del riferimento non trovata</text:reference-ref>).</text:p>
        </text:list-item>
        <text:list-item>
          <text:p text:style-name="P36"><text:span text:style-name="T53">Negli ambienti del </text:span><text:span text:style-name="T17">comma</text:span><text:span text:style-name="T18"> </text:span><text:span text:style-name="T53">1 è ammesso l’impiego di materiali appartenenti al gruppo GM3 di reazione al fuoco (capitolo </text:span><text:span text:style-name="T53"><text:reference-ref text:reference-format="chapter" text:ref-name="ch reazione al fuoco">Errore: sorgente del riferimento non trovata</text:reference-ref></text:span><text:span text:style-name="T53">) con l’incremento di un livello di prestazione delle misure richieste per il controllo dell’incendio (capitolo </text:span><text:span text:style-name="T53"><text:reference-ref text:reference-format="chapter" text:ref-name="ch controllo incendio">Errore: sorgente del riferimento non trovata</text:reference-ref></text:span><text:span text:style-name="T53">) e per la rivelazione ed allarme (capitolo </text:span><text:span text:style-name="T53"><text:reference-ref text:reference-format="chapter" text:ref-name="ch IRAI">Errore: sorgente del riferimento non trovata</text:reference-ref></text:span><text:span text:style-name="T53">).</text:span></text:p>
        </text:list-item>
      </text:list>
      <text:h text:style-name="P34" text:outline-level="4"><text:bookmark-start text:name="__RefHeading___Toc3066_2036638291"/>Re<text:span text:style-name="T53">sistenza al fuoco</text:span><text:bookmark-end text:name="__RefHeading___Toc3066_2036638291"/></text:h>
      <text:list xml:id="list183123881644854" text:continue-list="list183123497493379" text:style-name="EG_20_All_20_commi">
        <text:list-item text:start-value="1">
          <text:p text:style-name="P36">La classe di resistenza al fuoco <text:span text:style-name="T55">dei compartimenti</text:span> (<text:span text:style-name="T56">c</text:span>apitolo <text:reference-ref text:reference-format="chapter" text:ref-name="ch resistenza al fuoco">Errore: sorgente del riferimento non trovata</text:reference-ref>) non può essere inferiore a quanto previsto in tabella <text:sequence-ref text:reference-format="value" text:ref-name="refTable0">V.7-1</text:sequence-ref>.</text:p>
        </text:list-item>
        <text:list-item>
          <text:p text:style-name="P36">Qualora l’attività <text:span text:style-name="T57">s</text:span>colastica si sviluppi al solo piano terra, in opere da costruzione destinate esclusivamente a tale attività e non adiacenti ad altre opere da costruzione, e tutte le aree TA e TO dispongano di uscite dirette su luogo sicuro, è ammesso il livello di prestazione <text:span text:style-name="T5">I</text:span> per la misura antincendio <text:span text:style-name="Emphasis">resistenza al fuoco</text:span> (<text:span text:style-name="T16">c</text:span>apitolo <text:reference-ref text:reference-format="chapter" text:ref-name="ch resistenza al fuoco">Errore: sorgente del riferimento non trovata</text:reference-ref>).</text:p>
        </text:list-item>
      </text:list>
      <table:table table:name="Tabella1" table:style-name="Tabella1">
        <table:table-column table:style-name="Tabella1.A"/>
        <table:table-column table:style-name="Tabella1.B" table:number-columns-repeated="4"/>
        <table:table-column table:style-name="Tabella1.F"/>
        <text:soft-page-break/>
        <table:table-row>
          <table:table-cell table:style-name="Tabella1.A1" table:number-rows-spanned="2" office:value-type="string">
            <text:p text:style-name="P17">Compartimenti</text:p>
          </table:table-cell>
          <table:table-cell table:style-name="Tabella1.B1" table:number-columns-spanned="5" office:value-type="string">
            <text:p text:style-name="P17">Attività</text:p>
          </table:table-cell>
          <table:covered-table-cell/>
          <table:covered-table-cell/>
          <table:covered-table-cell/>
          <table:covered-table-cell/>
        </table:table-row>
        <table:table-row>
          <table:covered-table-cell/>
          <table:table-cell table:style-name="Tabella1.A2" office:value-type="string">
            <text:p text:style-name="P17">HA</text:p>
          </table:table-cell>
          <table:table-cell table:style-name="Tabella1.A2" office:value-type="string">
            <text:p text:style-name="P17">H<text:span text:style-name="T29">B</text:span></text:p>
          </table:table-cell>
          <table:table-cell table:style-name="Tabella1.A2" office:value-type="string">
            <text:p text:style-name="P17">H<text:span text:style-name="T29">C</text:span></text:p>
          </table:table-cell>
          <table:table-cell table:style-name="Tabella1.A2" office:value-type="string">
            <text:p text:style-name="P17">H<text:span text:style-name="T29">D</text:span></text:p>
          </table:table-cell>
          <table:table-cell table:style-name="Tabella1.F2" office:value-type="string">
            <text:p text:style-name="P17">H<text:span text:style-name="T29">E</text:span></text:p>
          </table:table-cell>
        </table:table-row>
        <table:table-row>
          <table:table-cell table:style-name="Tabella1.A3" office:value-type="string">
            <text:p text:style-name="P24">Fuori terra</text:p>
          </table:table-cell>
          <table:table-cell table:style-name="Tabella1.B3" office:value-type="string">
            <text:p text:style-name="P11">30</text:p>
          </table:table-cell>
          <table:table-cell table:style-name="Tabella1.C3" table:number-columns-spanned="3" office:value-type="string">
            <text:p text:style-name="P11">60</text:p>
          </table:table-cell>
          <table:covered-table-cell/>
          <table:covered-table-cell/>
          <table:table-cell table:style-name="Tabella1.F3" office:value-type="string">
            <text:p text:style-name="P11">90</text:p>
          </table:table-cell>
        </table:table-row>
        <table:table-row>
          <table:table-cell table:style-name="Tabella1.A4" office:value-type="string">
            <text:p text:style-name="P24">Interrati</text:p>
          </table:table-cell>
          <table:table-cell table:style-name="Tabella1.B4" table:number-columns-spanned="4" office:value-type="string">
            <text:p text:style-name="P11">60</text:p>
          </table:table-cell>
          <table:covered-table-cell/>
          <table:covered-table-cell/>
          <table:covered-table-cell/>
          <table:table-cell table:style-name="Tabella1.F4" office:value-type="string">
            <text:p text:style-name="P11">90</text:p>
          </table:table-cell>
        </table:table-row>
      </table:table>
      <text:p text:style-name="P12"><text:span text:style-name="T58">Tabella </text:span><text:span text:style-name="T58"><text:sequence text:ref-name="refTable0" text:name="Table" text:formula="ooow:Table+1" style:num-format="1">V.7-1</text:sequence></text:span><text:span text:style-name="T58">: Classe di resistenza la fuoco</text:span></text:p>
      <text:h text:style-name="P34" text:outline-level="4"><text:bookmark-start text:name="__RefHeading___Toc3177_2036638291"/>Compartimentazione<text:bookmark-end text:name="__RefHeading___Toc3177_2036638291"/></text:h>
      <text:list xml:id="list183123371812959" text:continue-list="list183123881644854" text:style-name="EG_20_All_20_commi">
        <text:list-item text:start-value="1">
          <text:p text:style-name="P37">Le aree di tipo TA, TO devono essere ubicate a quota di piano ≥ -5 m.</text:p>
        </text:list-item>
        <text:list-item>
          <text:p text:style-name="P36">Le aree dell’attività devono avere le caratteristiche di compartimentazione (<text:span text:style-name="T59">c</text:span>apitolo <text:reference-ref text:reference-format="chapter" text:ref-name="ch compartimentazione">Errore: sorgente del riferimento non trovata</text:reference-ref>) previste in tabella <text:sequence-ref text:reference-format="value" text:ref-name="refTable1">V.7-2</text:sequence-ref>.</text:p>
        </text:list-item>
      </text:list>
      <table:table table:name="Tabella5" table:style-name="Tabella5">
        <table:table-column table:style-name="Tabella5.A"/>
        <table:table-column table:style-name="Tabella5.B" table:number-columns-repeated="4"/>
        <table:table-column table:style-name="Tabella5.F"/>
        <table:table-row>
          <table:table-cell table:style-name="Tabella5.A1" table:number-rows-spanned="2" office:value-type="string">
            <text:p text:style-name="P17">Are<text:span text:style-name="T30">a</text:span></text:p>
          </table:table-cell>
          <table:table-cell table:style-name="Tabella5.B1" table:number-columns-spanned="5" office:value-type="string">
            <text:p text:style-name="P17"><text:span text:style-name="T29">A</text:span>ttività</text:p>
          </table:table-cell>
          <table:covered-table-cell/>
          <table:covered-table-cell/>
          <table:covered-table-cell/>
          <table:covered-table-cell/>
        </table:table-row>
        <table:table-row>
          <table:covered-table-cell/>
          <table:table-cell table:style-name="Tabella5.A2" office:value-type="string">
            <text:p text:style-name="P14">HA</text:p>
          </table:table-cell>
          <table:table-cell table:style-name="Tabella5.A2" office:value-type="string">
            <text:p text:style-name="P17">H<text:span text:style-name="T29">B</text:span></text:p>
          </table:table-cell>
          <table:table-cell table:style-name="Tabella5.A2" office:value-type="string">
            <text:p text:style-name="P17">H<text:span text:style-name="T29">C</text:span></text:p>
          </table:table-cell>
          <table:table-cell table:style-name="Tabella5.A2" office:value-type="string">
            <text:p text:style-name="P17">H<text:span text:style-name="T29">D</text:span></text:p>
          </table:table-cell>
          <table:table-cell table:style-name="Tabella5.F2" office:value-type="string">
            <text:p text:style-name="P17">H<text:span text:style-name="T29">E</text:span></text:p>
          </table:table-cell>
        </table:table-row>
        <table:table-row>
          <table:table-cell table:style-name="Tabella5.A3" office:value-type="string">
            <text:p text:style-name="P11">TA</text:p>
          </table:table-cell>
          <table:table-cell table:style-name="Tabella5.B3" table:number-columns-spanned="5" office:value-type="string">
            <text:p text:style-name="P11">Nessun requisito aggiuntivo</text:p>
          </table:table-cell>
          <table:covered-table-cell/>
          <table:covered-table-cell/>
          <table:covered-table-cell/>
          <table:covered-table-cell/>
        </table:table-row>
        <table:table-row>
          <table:table-cell table:style-name="Tabella5.A4" office:value-type="string">
            <text:p text:style-name="P11">TM, TO, TT</text:p>
          </table:table-cell>
          <table:table-cell table:style-name="Tabella5.B4" table:number-columns-spanned="5" office:value-type="string">
            <text:p text:style-name="P11">Di tipo protetto</text:p>
          </table:table-cell>
          <table:covered-table-cell/>
          <table:covered-table-cell/>
          <table:covered-table-cell/>
          <table:covered-table-cell/>
        </table:table-row>
        <table:table-row>
          <table:table-cell table:style-name="Tabella5.A5" office:value-type="string">
            <text:p text:style-name="P11">TK</text:p>
          </table:table-cell>
          <table:table-cell table:style-name="Tabella5.B5" table:number-columns-spanned="2" office:value-type="string">
            <text:p text:style-name="P11">Di tipo protetto [1]</text:p>
          </table:table-cell>
          <table:covered-table-cell/>
          <table:table-cell table:style-name="Tabella5.D5" table:number-columns-spanned="3" office:value-type="string">
            <text:p text:style-name="P11">Il resto dell’attività deve essere<text:line-break/>a prova di fumo proveniente dall’area TK</text:p>
          </table:table-cell>
          <table:covered-table-cell/>
          <table:covered-table-cell/>
        </table:table-row>
        <table:table-row>
          <table:table-cell table:style-name="Tabella5.A6" office:value-type="string">
            <text:p text:style-name="P11">TZ</text:p>
          </table:table-cell>
          <table:table-cell table:style-name="Tabella5.B6" table:number-columns-spanned="5" office:value-type="string">
            <text:p text:style-name="P11">Secondo risultanze della valutazione del rischio</text:p>
          </table:table-cell>
          <table:covered-table-cell/>
          <table:covered-table-cell/>
          <table:covered-table-cell/>
          <table:covered-table-cell/>
        </table:table-row>
        <table:table-row>
          <table:table-cell table:style-name="Tabella5.A7" table:number-columns-spanned="6" office:value-type="string">
            <text:p text:style-name="P21">[1] Di tipo protetto se ubicate a quota ≥ -5 m; in caso l’area TK sia ubicata a quota &lt; -5 m il resto dell’attività deve essere a prova di fumo proveniente dall’area TK.</text:p>
          </table:table-cell>
          <table:covered-table-cell/>
          <table:covered-table-cell/>
          <table:covered-table-cell/>
          <table:covered-table-cell/>
          <table:covered-table-cell/>
        </table:table-row>
      </table:table>
      <text:p text:style-name="P12"><text:span text:style-name="T60">Tabella </text:span><text:span text:style-name="T60"><text:sequence text:ref-name="refTable1" text:name="Table" text:formula="ooow:Table+1" style:num-format="1">V.7-2</text:sequence></text:span><text:span text:style-name="T60">: Compartimentazione</text:span></text:p>
      <text:h text:style-name="P35" text:outline-level="4"><text:bookmark-start text:name="__RefHeading___Toc3179_2036638291"/>Gestione della sicurezza antincendio<text:bookmark-end text:name="__RefHeading___Toc3179_2036638291"/></text:h>
      <text:list xml:id="list183124482273087" text:continue-list="list183123371812959" text:style-name="EG_20_All_20_commi">
        <text:list-item text:start-value="1">
          <text:p text:style-name="P36"><text:span text:style-name="T19">Nelle aree TA e TO deve essere affissa s</text:span><text:span text:style-name="T5">egnaletica</text:span><text:span text:style-name="T19"> indicante il massimo affollamento consentito (</text:span><text:span text:style-name="T20">c</text:span><text:span text:style-name="T19">apitolo </text:span><text:span text:style-name="T19"><text:reference-ref text:reference-format="chapter" text:ref-name="ch esodo">Errore: sorgente del riferimento non trovata</text:reference-ref></text:span><text:span text:style-name="T19">).</text:span></text:p>
        </text:list-item>
        <text:list-item>
          <text:p text:style-name="P38">Nella attività in cui è richiesto il livello di prestazione I di rivelazione ed allarme (<text:span text:style-name="T57">c</text:span>apitolo <text:reference-ref text:reference-format="chapter" text:ref-name="ch IRAI">Errore: sorgente del riferimento non trovata</text:reference-ref>), deve essere prevista una procedura gestionale di sorveglianza periodica, durante l’orario di svolgimento dell’attività, delle aree TM e TK, se presenti.</text:p>
        </text:list-item>
      </text:list>
      <text:list xml:id="list183123367694634" text:continue-list="list183123664497847" text:style-name="EG_20_All_20_nota_20_auto">
        <text:list-item>
          <text:p text:style-name="P28"><text:span text:style-name="T57">L</text:span>a sorveglianza periodica, che deve essere codificata nella pianificazione di emergenza (<text:span text:style-name="T57">c</text:span>apitolo <text:reference-ref text:reference-format="chapter" text:ref-name="ch gestione sicurezza">Errore: sorgente del riferimento non trovata</text:reference-ref>), si esplica attraverso ispezioni visive delle aree, effettuate da parte di personale addetto appositamente incaricato, per la verifica dell’assenza di anomalie rispetto alle normali condizioni di esercizio.</text:p>
        </text:list-item>
      </text:list>
      <text:h text:style-name="P34" text:outline-level="4"><text:bookmark-start text:name="__RefHeading___Toc3183_2036638291"/>Controllo dell’incendio<text:bookmark-end text:name="__RefHeading___Toc3183_2036638291"/></text:h>
      <text:list xml:id="list183122904324492" text:continue-list="list183124482273087" text:style-name="EG_20_All_20_commi">
        <text:list-item text:start-value="1">
          <text:p text:style-name="P36"><text:span text:style-name="T61">Le aree dell’attività devono essere dotate di misure di controllo dell’incendio (capitolo </text:span><text:span text:style-name="T61"><text:reference-ref text:reference-format="chapter" text:ref-name="ch controllo incendio">Errore: sorgente del riferimento non trovata</text:reference-ref></text:span><text:span text:style-name="T61">) secondo i livelli di prestazione previsti in tabella </text:span><text:span text:style-name="T61"><text:sequence-ref text:reference-format="value" text:ref-name="refTable2">V.7-3</text:sequence-ref></text:span><text:span text:style-name="T61">.</text:span></text:p>
        </text:list-item>
        <text:list-item>
          <text:p text:style-name="P36"><text:span text:style-name="T62">Ai fini della eventuale applicazione della norma UNI 10779, devono essere adottati i parametri riportati in tabella </text:span><text:span text:style-name="T62"><text:sequence-ref text:reference-format="value" text:ref-name="refTable3">V.7-4</text:sequence-ref></text:span><text:span text:style-name="T62">.</text:span></text:p>
        </text:list-item>
        <text:list-item>
          <text:p text:style-name="P36"><text:span text:style-name="T61">Per la progettazione dell’eventuale impianto automatico di controllo o estinzione dell’incendio di tipo sprinkler secondo norma UNI EN 12845 devono essere adottati i parametri riportati in tabella </text:span><text:span text:style-name="T61"><text:sequence-ref text:reference-format="value" text:ref-name="refTable4">V.7-5</text:sequence-ref></text:span><text:span text:style-name="T61">.</text:span></text:p>
        </text:list-item>
      </text:list>
      <table:table table:name="Tabella6" table:style-name="Tabella6">
        <table:table-column table:style-name="Tabella6.A"/>
        <table:table-column table:style-name="Tabella6.B" table:number-columns-repeated="4"/>
        <table:table-column table:style-name="Tabella6.F"/>
        <text:soft-page-break/>
        <table:table-row>
          <table:table-cell table:style-name="Tabella6.A1" table:number-rows-spanned="2" office:value-type="string">
            <text:p text:style-name="P17">Are<text:span text:style-name="T63">a</text:span></text:p>
          </table:table-cell>
          <table:table-cell table:style-name="Tabella6.B1" table:number-columns-spanned="5" office:value-type="string">
            <text:p text:style-name="P15"><text:span text:style-name="T63">A</text:span>ttività</text:p>
          </table:table-cell>
          <table:covered-table-cell/>
          <table:covered-table-cell/>
          <table:covered-table-cell/>
          <table:covered-table-cell/>
        </table:table-row>
        <table:table-row>
          <table:covered-table-cell/>
          <table:table-cell table:style-name="Tabella6.A2" office:value-type="string">
            <text:p text:style-name="P15"><text:span text:style-name="T31">H</text:span><text:span text:style-name="T28">A</text:span></text:p>
          </table:table-cell>
          <table:table-cell table:style-name="Tabella6.A2" office:value-type="string">
            <text:p text:style-name="P15">HB</text:p>
          </table:table-cell>
          <table:table-cell table:style-name="Tabella6.A2" office:value-type="string">
            <text:p text:style-name="P15">HC</text:p>
          </table:table-cell>
          <table:table-cell table:style-name="Tabella6.A2" office:value-type="string">
            <text:p text:style-name="P15">HD</text:p>
          </table:table-cell>
          <table:table-cell table:style-name="Tabella6.F2" office:value-type="string">
            <text:p text:style-name="P15">HE</text:p>
          </table:table-cell>
        </table:table-row>
        <table:table-row>
          <table:table-cell table:style-name="Tabella6.A4" office:value-type="string">
            <text:p text:style-name="P11">T<text:span text:style-name="T59">A, TM, TO, TT</text:span></text:p>
          </table:table-cell>
          <table:table-cell table:style-name="Tabella6.B3" office:value-type="string">
            <text:p text:style-name="P11">II</text:p>
          </table:table-cell>
          <table:table-cell table:style-name="Tabella6.C3" table:number-columns-spanned="4" office:value-type="string">
            <text:p text:style-name="P11">III</text:p>
          </table:table-cell>
          <table:covered-table-cell/>
          <table:covered-table-cell/>
          <table:covered-table-cell/>
        </table:table-row>
        <table:table-row>
          <table:table-cell table:style-name="Tabella6.A4" office:value-type="string">
            <text:p text:style-name="P11">T<text:span text:style-name="T59">K</text:span></text:p>
          </table:table-cell>
          <table:table-cell table:style-name="Tabella6.B4" table:number-columns-spanned="2" office:value-type="string">
            <text:p text:style-name="P11">III [1]</text:p>
          </table:table-cell>
          <table:covered-table-cell/>
          <table:table-cell table:style-name="Tabella6.D4" table:number-columns-spanned="3" office:value-type="string">
            <text:p text:style-name="P11">IV</text:p>
          </table:table-cell>
          <table:covered-table-cell/>
          <table:covered-table-cell/>
        </table:table-row>
        <table:table-row>
          <table:table-cell table:style-name="Tabella6.A5" office:value-type="string">
            <text:p text:style-name="P11">TZ</text:p>
          </table:table-cell>
          <table:table-cell table:style-name="Tabella6.B5" table:number-columns-spanned="5" office:value-type="string">
            <text:p text:style-name="P11">Secondo le risultanze della valutazione del rischio</text:p>
          </table:table-cell>
          <table:covered-table-cell/>
          <table:covered-table-cell/>
          <table:covered-table-cell/>
          <table:covered-table-cell/>
        </table:table-row>
        <table:table-row>
          <table:table-cell table:style-name="Tabella6.A6" table:number-columns-spanned="6" office:value-type="string">
            <text:p text:style-name="P24"><text:span text:style-name="T64">[1] Livello di prestazione IV qualora ubicati a quota </text:span><text:span text:style-name="T36">&lt; </text:span><text:span text:style-name="T64">-5 m.</text:span></text:p>
          </table:table-cell>
          <table:covered-table-cell/>
          <table:covered-table-cell/>
          <table:covered-table-cell/>
          <table:covered-table-cell/>
          <table:covered-table-cell/>
        </table:table-row>
      </table:table>
      <text:p text:style-name="P12"><text:span text:style-name="T58">Tabella </text:span><text:span text:style-name="T58"><text:sequence text:ref-name="refTable2" text:name="Table" text:formula="ooow:Table+1" style:num-format="1">V.7-3</text:sequence></text:span>: Livell<text:span text:style-name="T65">i</text:span> di prestazione per controllo <text:span text:style-name="T66">dell’incendio</text:span></text:p>
      <table:table table:name="Tabella2" table:style-name="Tabella2">
        <table:table-column table:style-name="Tabella2.A" table:number-columns-repeated="3"/>
        <table:table-column table:style-name="Tabella2.D"/>
        <table:table-row>
          <table:table-cell table:style-name="Tabella2.A1" office:value-type="string">
            <text:p text:style-name="P13">Attività</text:p>
          </table:table-cell>
          <table:table-cell table:style-name="Tabella2.A1" office:value-type="string">
            <text:p text:style-name="P17">Livello di pericolosità</text:p>
          </table:table-cell>
          <table:table-cell table:style-name="Tabella2.A1" office:value-type="string">
            <text:p text:style-name="P17">Protezione esterna</text:p>
          </table:table-cell>
          <table:table-cell table:style-name="Tabella2.D1" office:value-type="string">
            <text:p text:style-name="P17"><text:span text:style-name="T30">A</text:span>limentazione idrica</text:p>
          </table:table-cell>
        </table:table-row>
        <table:table-row>
          <table:table-cell table:style-name="Tabella2.A2" office:value-type="string">
            <text:p text:style-name="P8">OA, <text:span text:style-name="T57">OB, OC</text:span></text:p>
          </table:table-cell>
          <table:table-cell table:style-name="Tabella2.B2" office:value-type="string">
            <text:p text:style-name="P11">1</text:p>
          </table:table-cell>
          <table:table-cell table:style-name="Tabella2.C2" office:value-type="string">
            <text:p text:style-name="P11">Non <text:span text:style-name="T67">richiesta</text:span></text:p>
          </table:table-cell>
          <table:table-cell table:style-name="Tabella2.D2" office:value-type="string">
            <text:p text:style-name="P11">Singola <text:span text:style-name="T68">[</text:span><text:span text:style-name="T37">3</text:span><text:span text:style-name="T68">]</text:span></text:p>
          </table:table-cell>
        </table:table-row>
        <table:table-row>
          <table:table-cell table:style-name="Tabella2.A3" office:value-type="string">
            <text:p text:style-name="P5">O<text:span text:style-name="T57">D, OE</text:span></text:p>
          </table:table-cell>
          <table:table-cell table:style-name="Tabella2.B3" office:value-type="string">
            <text:p text:style-name="P11">2 <text:span text:style-name="T64">[2]</text:span></text:p>
          </table:table-cell>
          <table:table-cell table:style-name="Tabella2.C3" office:value-type="string">
            <text:p text:style-name="P11">Sì</text:p>
          </table:table-cell>
          <table:table-cell table:style-name="Tabella2.D3" office:value-type="string">
            <text:p text:style-name="P11">Singola superiore</text:p>
          </table:table-cell>
        </table:table-row>
        <table:table-row>
          <table:table-cell table:style-name="Tabella2.A4" table:number-columns-spanned="4" office:value-type="string">
            <text:p text:style-name="P21">[1] Non richiesta per HA.</text:p>
            <text:p text:style-name="P21">[2] Per le eventuali aree TK presenti nella attività classificate HA, è richiesto almeno il livello di pericolosità 1.</text:p>
            <text:p text:style-name="P20">[3] È ammessa <text:span text:style-name="T50">alimentazione </text:span><text:span text:style-name="T51">idrica di tipo </text:span><text:span text:style-name="T50">promiscu</text:span><text:span text:style-name="T40">o</text:span><text:span text:style-name="T69">.</text:span></text:p>
          </table:table-cell>
          <table:covered-table-cell/>
          <table:covered-table-cell/>
          <table:covered-table-cell/>
        </table:table-row>
      </table:table>
      <text:p text:style-name="P19"><text:span text:style-name="T58">Tabella </text:span><text:span text:style-name="T58"><text:sequence text:ref-name="refTable3" text:name="Table" text:formula="ooow:Table+1" style:num-format="1">V.7-4</text:sequence></text:span><text:span text:style-name="T58">: Parametri progettuali per rete idranti secondo UNI 10779 e caratteristiche minime alimentazione idrica UNI EN 12845</text:span></text:p>
      <table:table table:name="Table2" table:style-name="Table2">
        <table:table-column table:style-name="Table2.A"/>
        <table:table-column table:style-name="Table2.B"/>
        <table:table-row>
          <table:table-cell table:style-name="Table2.A1" office:value-type="string">
            <text:p text:style-name="P17"><text:span text:style-name="T32">A</text:span><text:span text:style-name="T33">re</text:span><text:span text:style-name="T34">a</text:span></text:p>
          </table:table-cell>
          <table:table-cell table:style-name="Table2.B1" office:value-type="string">
            <text:p text:style-name="P17"><text:span text:style-name="T34">A</text:span>limentazione idrica</text:p>
          </table:table-cell>
        </table:table-row>
        <table:table-row table:style-name="Table2.2">
          <table:table-cell table:style-name="Table2.A2" office:value-type="string">
            <text:p text:style-name="P8">TK</text:p>
          </table:table-cell>
          <table:table-cell table:style-name="Table2.B2" office:value-type="string">
            <text:p text:style-name="P11">Singola <text:span text:style-name="T68">superiore [</text:span><text:span text:style-name="T37">1</text:span><text:span text:style-name="T68">]</text:span></text:p>
          </table:table-cell>
        </table:table-row>
        <table:table-row table:style-name="Table2.2">
          <table:table-cell table:style-name="Table2.A3" table:number-columns-spanned="2" office:value-type="string">
            <text:p text:style-name="P23">[1] Per le eventuali aree TK inserite in attività OA, OB, <text:span text:style-name="T70">OC</text:span> alimentazione idrica di tipo singolo.</text:p>
          </table:table-cell>
          <table:covered-table-cell/>
        </table:table-row>
      </table:table>
      <text:p text:style-name="P18"><text:span text:style-name="T58">Tabella </text:span><text:span text:style-name="T58"><text:sequence text:ref-name="refTable4" text:name="Table" text:formula="ooow:Table+1" style:num-format="1">V.7-5</text:sequence></text:span>:<text:span text:style-name="T58"> Parametri progettuali impianto sprinkler e caratteristiche minime alimentazione idrica secondo UNI EN 12845</text:span></text:p>
      <text:h text:style-name="P34" text:outline-level="4"><text:bookmark-start text:name="__RefHeading___Toc3185_2036638291"/>Rivelazione ed allarme<text:bookmark-end text:name="__RefHeading___Toc3185_2036638291"/></text:h>
      <text:list xml:id="list183123962888673" text:continue-list="list183122904324492" text:style-name="EG_20_All_20_commi">
        <text:list-item text:start-value="1">
          <text:p text:style-name="P36"><text:span text:style-name="T68">L’</text:span>attività dev<text:span text:style-name="T21">e</text:span> essere dotat<text:span text:style-name="T70">a</text:span> di misure di rivelazione ed allarme (<text:span text:style-name="T22">c</text:span>apitolo <text:reference-ref text:reference-format="chapter" text:ref-name="ch IRAI">Errore: sorgente del riferimento non trovata</text:reference-ref>) secondo i livelli di prestazione di cui alla tabella <text:sequence-ref text:reference-format="value" text:ref-name="refTable5">V.7-6</text:sequence-ref>.</text:p>
        </text:list-item>
      </text:list>
      <table:table table:name="Table1" table:style-name="Table1">
        <table:table-column table:style-name="Table1.A"/>
        <table:table-column table:style-name="Table1.B" table:number-columns-repeated="4"/>
        <table:table-column table:style-name="Table1.F"/>
        <table:table-row>
          <table:table-cell table:style-name="Table1.A1" table:number-rows-spanned="2" office:value-type="string">
            <text:p text:style-name="P17">Are<text:span text:style-name="T71">a</text:span></text:p>
          </table:table-cell>
          <table:table-cell table:style-name="Table1.B1" table:number-columns-spanned="5" office:value-type="string">
            <text:p text:style-name="P17"><text:span text:style-name="T32">A</text:span>ttività</text:p>
          </table:table-cell>
          <table:covered-table-cell/>
          <table:covered-table-cell/>
          <table:covered-table-cell/>
          <table:covered-table-cell/>
        </table:table-row>
        <table:table-row>
          <table:covered-table-cell/>
          <table:table-cell table:style-name="Table1.A2" office:value-type="string">
            <text:p text:style-name="P17">H<text:span text:style-name="T35">A</text:span></text:p>
          </table:table-cell>
          <table:table-cell table:style-name="Table1.A2" office:value-type="string">
            <text:p text:style-name="P16">HB</text:p>
          </table:table-cell>
          <table:table-cell table:style-name="Table1.A2" office:value-type="string">
            <text:p text:style-name="P16">HC</text:p>
          </table:table-cell>
          <table:table-cell table:style-name="Table1.A2" office:value-type="string">
            <text:p text:style-name="P16">HD</text:p>
          </table:table-cell>
          <table:table-cell table:style-name="Table1.F2" office:value-type="string">
            <text:p text:style-name="P16">HE</text:p>
          </table:table-cell>
        </table:table-row>
        <table:table-row>
          <table:table-cell table:style-name="Table1.A4" office:value-type="string">
            <text:p text:style-name="P9">OA</text:p>
          </table:table-cell>
          <table:table-cell table:style-name="Table1.B3" office:value-type="string">
            <text:p text:style-name="P9">I [<text:span text:style-name="T69">2</text:span>]</text:p>
          </table:table-cell>
          <table:table-cell table:style-name="Table1.C3" office:value-type="string">
            <text:p text:style-name="P6">II [1]</text:p>
          </table:table-cell>
          <table:table-cell table:style-name="Table1.D3" table:number-columns-spanned="2" office:value-type="string">
            <text:p text:style-name="P6">III</text:p>
          </table:table-cell>
          <table:covered-table-cell/>
          <table:table-cell table:style-name="Table1.F3" office:value-type="string">
            <text:p text:style-name="P6">IV</text:p>
          </table:table-cell>
        </table:table-row>
        <table:table-row table:style-name="Table1.4">
          <table:table-cell table:style-name="Table1.A4" office:value-type="string">
            <text:p text:style-name="P9">OB</text:p>
          </table:table-cell>
          <table:table-cell table:style-name="Table1.B4" table:number-columns-spanned="2" office:value-type="string">
            <text:p text:style-name="P6">II [1]</text:p>
          </table:table-cell>
          <table:covered-table-cell/>
          <table:table-cell table:style-name="Table1.D4" office:value-type="string">
            <text:p text:style-name="P9">III</text:p>
          </table:table-cell>
          <table:table-cell table:style-name="Table1.E4" table:number-columns-spanned="2" office:value-type="string">
            <text:p text:style-name="P9">IV</text:p>
          </table:table-cell>
          <table:covered-table-cell/>
        </table:table-row>
        <table:table-row>
          <table:table-cell table:style-name="Table1.A7" office:value-type="string">
            <text:p text:style-name="P11"><text:span text:style-name="T38">O</text:span><text:span text:style-name="T39">C</text:span></text:p>
          </table:table-cell>
          <table:table-cell table:style-name="Table1.B6" table:number-columns-spanned="2" office:value-type="string">
            <text:p text:style-name="P6">III</text:p>
          </table:table-cell>
          <table:covered-table-cell/>
          <table:table-cell table:style-name="Table1.D6" table:number-columns-spanned="3" office:value-type="string">
            <text:p text:style-name="P9">IV</text:p>
          </table:table-cell>
          <table:covered-table-cell/>
          <table:covered-table-cell/>
        </table:table-row>
        <table:table-row>
          <table:table-cell table:style-name="Table1.A7" office:value-type="string">
            <text:p text:style-name="P10">OD</text:p>
          </table:table-cell>
          <table:table-cell table:style-name="Table1.B6" table:number-columns-spanned="2" office:value-type="string">
            <text:p text:style-name="P7">III</text:p>
          </table:table-cell>
          <table:covered-table-cell/>
          <table:table-cell table:style-name="Table1.D6" table:number-columns-spanned="3" office:value-type="string">
            <text:p text:style-name="P10">IV</text:p>
          </table:table-cell>
          <table:covered-table-cell/>
          <table:covered-table-cell/>
        </table:table-row>
        <table:table-row>
          <table:table-cell table:style-name="Table1.A7" office:value-type="string">
            <text:p text:style-name="P10">OE</text:p>
          </table:table-cell>
          <table:table-cell table:style-name="Table1.B7" table:number-columns-spanned="5" office:value-type="string">
            <text:p text:style-name="P7">IV</text:p>
          </table:table-cell>
          <table:covered-table-cell/>
          <table:covered-table-cell/>
          <table:covered-table-cell/>
          <table:covered-table-cell/>
        </table:table-row>
        <table:table-row>
          <table:table-cell table:style-name="Table1.A8" table:number-columns-spanned="6" office:value-type="string">
            <text:p text:style-name="P21">[1] Se presenti, le aree TM, TK e TT devono essere sorvegliate da rivelazione automatica d’incendio (funzione A, capitolo <text:reference-ref text:reference-format="chapter" text:ref-name="ch IRAI">Errore: sorgente del riferimento non trovata</text:reference-ref>)</text:p>
            <text:p text:style-name="P21">[2] Il livello di prestazione I può essere garantito anche dallo stesso impianto a campanelli usato normalmente per l’attività scolastica, purché sia convenuto e codificato un particolare suono nella pianificazione di emergenza (<text:span text:style-name="T69">c</text:span>apitolo <text:reference-ref text:reference-format="chapter" text:ref-name="ch gestione sicurezza">Errore: sorgente del riferimento non trovata</text:reference-ref>).</text:p>
          </table:table-cell>
          <table:covered-table-cell/>
          <table:covered-table-cell/>
          <table:covered-table-cell/>
          <table:covered-table-cell/>
          <table:covered-table-cell/>
        </table:table-row>
      </table:table>
      <text:p text:style-name="P12"><text:span text:style-name="T72">Tabella </text:span><text:span text:style-name="T72"><text:sequence text:ref-name="refTable5" text:name="Table" text:formula="ooow:Table+1" style:num-format="1">V.7-6</text:sequence></text:span><text:span text:style-name="T72">: Livello di prestazione per rivelazione ed allarme</text:span></text:p>
      <text:h text:style-name="P34" text:outline-level="4"><text:bookmark-start text:name="__RefHeading___Toc8776_3989440846"/>Sicurezza degli impianti tecnologici e di servizio<text:bookmark-end text:name="__RefHeading___Toc8776_3989440846"/></text:h>
      <text:list xml:id="list183124677628771" text:continue-list="list183123962888673" text:style-name="EG_20_All_20_commi">
        <text:list-item text:start-value="1">
          <text:p text:style-name="P36"><text:span text:style-name="T42">I gas refrigeranti negli impianti di climatizzazione e condizionamento (capitolo </text:span><text:span text:style-name="T42"><text:reference-ref text:reference-format="chapter" text:ref-name="ch sicurezza impianti">Errore: sorgente del riferimento non trovata</text:reference-ref></text:span><text:span text:style-name="T42">) inseriti in aree TA </text:span><text:span text:style-name="T4">o</text:span><text:span text:style-name="T42">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7"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7</text:chapter><text:s/><text:chapter text:display="name" text:outline-level="2">Attività scolastiche</text:chapter><text:tab/>Pagina <text:chapter text:display="plain-number" text:outline-level="2">V.7</text:chapter>-<text:page-number text:select-page="current">5</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Attività scolastiche</text:chapt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15:46:58.223915344</meta:creation-date>
    <meta:editing-duration>PT46M39S</meta:editing-duration>
    <meta:editing-cycles>21</meta:editing-cycles>
    <meta:generator>LibreOffice/6.4.5.2$Linux_X86_64 LibreOffice_project/40$Build-2</meta:generator>
    <dc:title>modello_codicepi_14</dc:title>
    <dc:date>2020-07-25T18:31:22.348028038</dc:date>
    <meta:document-statistic meta:table-count="6" meta:image-count="0" meta:object-count="0" meta:page-count="6" meta:paragraph-count="171" meta:word-count="1416" meta:character-count="9085" meta:non-whitespace-character-count="7883"/>
    <meta:template xlink:type="simple" xlink:actuate="onRequest" xlink:title="modello_codicepi_14" xlink:href="../../../../../../../Modelli/modello_codicepi_14.ott" meta:date="2020-07-24T15:46:57.439876607"/>
  </office:meta>
</office:document-meta>
</file>